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1" style:family="table-row">
      <style:table-row-properties style:min-row-height="1in"/>
    </style:style>
    <style:style style:name="Table1.A1" style:family="table-cell">
      <style:table-cell-properties fo:background-color="#ccffff" fo:padding="0.0382in" fo:border="2.75pt solid #3399ff">
        <style:background-image/>
      </style:table-cell-properties>
    </style:style>
    <style:style style:name="Table1.A2" style:family="table-cell">
      <style:table-cell-properties fo:background-color="#ccffff" fo:padding="0.0382in" fo:border-left="2.75pt solid #3399ff" fo:border-right="2.75pt solid #3399ff" fo:border-top="none" fo:border-bottom="2.75pt solid #3399ff">
        <style:background-image/>
      </style:table-cell-properties>
    </style:style>
    <style:style style:name="Table2" style:family="table">
      <style:table-properties style:width="6.4236in" table:align="margins"/>
    </style:style>
    <style:style style:name="Table2.A" style:family="table-column">
      <style:table-column-properties style:column-width="3.2118in" style:rel-column-width="32767*"/>
    </style:style>
    <style:style style:name="Table2.B" style:family="table-column">
      <style:table-column-properties style:column-width="3.2118in" style:rel-column-width="32768*"/>
    </style:style>
    <style:style style:name="Table2.A1" style:family="table-cell">
      <style:table-cell-properties fo:background-color="#ffffff" fo:padding="0.0382in" fo:border-left="1pt solid #009900" fo:border-right="none" fo:border-top="1pt solid #009900" fo:border-bottom="1pt solid #009900">
        <style:background-image/>
      </style:table-cell-properties>
    </style:style>
    <style:style style:name="Table2.B1" style:family="table-cell">
      <style:table-cell-properties fo:background-color="#ffffff" fo:padding="0.0382in" fo:border="1pt solid #009900">
        <style:background-image/>
      </style:table-cell-properties>
    </style:style>
    <style:style style:name="Table2.A2" style:family="table-cell">
      <style:table-cell-properties fo:background-color="#ffffff" fo:padding="0.0382in" fo:border-left="1pt solid #009900" fo:border-right="none" fo:border-top="none" fo:border-bottom="1pt solid #009900">
        <style:background-image/>
      </style:table-cell-properties>
    </style:style>
    <style:style style:name="Table2.B2" style:family="table-cell">
      <style:table-cell-properties fo:background-color="#ffffff" fo:padding="0.0382in" fo:border-left="1pt solid #009900" fo:border-right="1pt solid #009900" fo:border-top="none" fo:border-bottom="1pt solid #009900">
        <style:background-image/>
      </style:table-cell-properties>
    </style:style>
    <style:style style:name="Table3" style:family="table">
      <style:table-properties style:width="6.4236in" table:align="margins"/>
    </style:style>
    <style:style style:name="Table3.A" style:family="table-column">
      <style:table-column-properties style:column-width="3.2118in" style:rel-column-width="32767*"/>
    </style:style>
    <style:style style:name="Table3.B" style:family="table-column">
      <style:table-column-properties style:column-width="3.2118in" style:rel-column-width="32768*"/>
    </style:style>
    <style:style style:name="Table3.A1" style:family="table-cell">
      <style:table-cell-properties fo:background-color="#ffffff" fo:padding="0.0382in" fo:border-left="1pt solid #009900" fo:border-right="none" fo:border-top="1pt solid #009900" fo:border-bottom="1pt solid #009900">
        <style:background-image/>
      </style:table-cell-properties>
    </style:style>
    <style:style style:name="Table3.B1" style:family="table-cell">
      <style:table-cell-properties fo:background-color="#ffffff" fo:padding="0.0382in" fo:border="1pt solid #009900">
        <style:background-image/>
      </style:table-cell-properties>
    </style:style>
    <style:style style:name="Table3.A2" style:family="table-cell">
      <style:table-cell-properties fo:background-color="#ffffff" fo:padding="0.0382in" fo:border-left="1pt solid #009900" fo:border-right="none" fo:border-top="none" fo:border-bottom="1pt solid #009900">
        <style:background-image/>
      </style:table-cell-properties>
    </style:style>
    <style:style style:name="Table3.B2" style:family="table-cell">
      <style:table-cell-properties fo:background-color="#ffffff" fo:padding="0.0382in" fo:border-left="1pt solid #009900" fo:border-right="1pt solid #009900" fo:border-top="none" fo:border-bottom="1pt solid #009900">
        <style:background-image/>
      </style:table-cell-properties>
    </style:style>
    <style:style style:name="P1" style:family="paragraph" style:parent-style-name="Standard">
      <style:paragraph-properties fo:line-height="200%"/>
      <style:text-properties style:font-name="DejaVu Sans1" fo:font-size="11pt" officeooo:rsid="001b9b70" officeooo:paragraph-rsid="001b9b70" style:font-size-asian="9.60000038146973pt" style:font-size-complex="11pt"/>
    </style:style>
    <style:style style:name="P2" style:family="paragraph" style:parent-style-name="Standard">
      <style:paragraph-properties fo:line-height="200%"/>
      <style:text-properties style:font-name="DejaVu Sans1" fo:font-size="11pt" officeooo:rsid="00238383" officeooo:paragraph-rsid="00238383" style:font-size-asian="9.60000038146973pt" style:font-size-complex="11pt"/>
    </style:style>
    <style:style style:name="P3" style:family="paragraph" style:parent-style-name="Standard">
      <style:paragraph-properties fo:line-height="200%"/>
      <style:text-properties style:font-name="DejaVu Sans1" fo:font-size="11pt" officeooo:rsid="002960d0" officeooo:paragraph-rsid="002960d0" style:font-size-asian="9.60000038146973pt" style:font-size-complex="11pt"/>
    </style:style>
    <style:style style:name="P4" style:family="paragraph" style:parent-style-name="Table_20_Contents">
      <style:text-properties style:font-name="DejaVu Sans1" fo:font-size="11pt" style:font-size-asian="9.60000038146973pt" style:font-size-complex="11pt"/>
    </style:style>
    <style:style style:name="P5" style:family="paragraph" style:parent-style-name="Table_20_Contents">
      <style:text-properties style:font-name="DejaVu Sans1" fo:font-size="11pt" officeooo:rsid="00238383" officeooo:paragraph-rsid="00238383" style:font-size-asian="9.60000038146973pt" style:font-size-complex="11pt"/>
    </style:style>
    <style:style style:name="P6" style:family="paragraph" style:parent-style-name="Table_20_Contents">
      <style:text-properties style:font-name="DejaVu Sans1" fo:font-size="11pt" officeooo:rsid="0025682c" officeooo:paragraph-rsid="0025682c" style:font-size-asian="9.60000038146973pt" style:font-size-complex="11pt"/>
    </style:style>
    <style:style style:name="P7" style:family="paragraph" style:parent-style-name="Table_20_Contents">
      <style:text-properties style:font-name="DejaVu Sans1" fo:font-size="11pt" fo:font-weight="bold" officeooo:rsid="00238383" officeooo:paragraph-rsid="00238383" style:font-size-asian="9.60000038146973pt" style:font-weight-asian="bold" style:font-size-complex="11pt" style:font-weight-complex="bold"/>
    </style:style>
    <style:style style:name="P8" style:family="paragraph" style:parent-style-name="Standard">
      <style:paragraph-properties fo:line-height="200%"/>
      <style:text-properties style:font-name="DejaVu Sans1" fo:font-size="11pt" style:text-underline-style="solid" style:text-underline-width="auto" style:text-underline-color="font-color" fo:font-weight="bold" officeooo:rsid="002d907b" officeooo:paragraph-rsid="002d907b" style:font-size-asian="9.60000038146973pt" style:font-weight-asian="bold" style:font-size-complex="11pt" style:font-weight-complex="bold"/>
    </style:style>
    <style:style style:name="P9" style:family="paragraph" style:parent-style-name="Standard">
      <style:paragraph-properties fo:line-height="200%"/>
      <style:text-properties style:font-name="DejaVu Sans1" fo:font-size="11pt" style:text-underline-style="solid" style:text-underline-width="auto" style:text-underline-color="font-color" fo:font-weight="normal" officeooo:rsid="002d907b" officeooo:paragraph-rsid="002d907b" style:font-size-asian="9.60000038146973pt" style:font-weight-asian="normal" style:font-size-complex="11pt" style:font-weight-complex="normal"/>
    </style:style>
    <style:style style:name="P10" style:family="paragraph" style:parent-style-name="Standard">
      <style:paragraph-properties fo:line-height="200%"/>
      <style:text-properties style:font-name="DejaVu Sans1" fo:font-size="11pt" officeooo:rsid="001b9b70" officeooo:paragraph-rsid="001b9b70" style:font-size-asian="9.60000038146973pt" style:font-size-complex="11pt"/>
    </style:style>
    <style:style style:name="T1" style:family="text">
      <style:text-properties officeooo:rsid="001be63e"/>
    </style:style>
    <style:style style:name="T2" style:family="text">
      <style:text-properties officeooo:rsid="001d9625"/>
    </style:style>
    <style:style style:name="T3" style:family="text">
      <style:text-properties officeooo:rsid="001f30c0"/>
    </style:style>
    <style:style style:name="T4" style:family="text">
      <style:text-properties officeooo:rsid="0025682c"/>
    </style:style>
    <style:style style:name="T5" style:family="text">
      <style:text-properties officeooo:rsid="0028f6ab"/>
    </style:style>
    <style:style style:name="T6" style:family="text">
      <style:text-properties officeooo:rsid="002a83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3</text:p>
      <text:p text:style-name="P9">Overview</text:p>
      <text:p text:style-name="P1"><text:tab/>The actual server will be either locally hosted on a free cloud service or one of the group members's spare computers. <text:span text:style-name="T1">It depends if what we can get for free from cloud services is adequate.</text:span></text:p>
      <text:p text:style-name="P1"><text:tab/>The information will all be stored in a postgres SQL server. We are choosing postgres because everyone is familiar with it from csc343 including some basic setup and administration. <text:span text:style-name="T1">An SQL database also means we don't have to worry about the actual implementation of storing, sorting, indexing or optimizing our information.</text:span></text:p>
      <text:p text:style-name="P1"><text:tab/>We will be using <text:span text:style-name="T4">php</text:span> for our server side scripting. <text:span text:style-name="T4">It seems to have a good online community as well as many extra modules to provide extra features we may need. To host the website we will be using the apache http server since it is freely available and dependable.</text:span></text:p>
      <text:p text:style-name="P1"><text:tab/><text:span text:style-name="T2">To produce the actual front end we will be using twitter bootstrap. Because it is a complete front end framework, this will make it much easier to manage as opposed to using many different libraries. Twitter bootstrap is also growing in popularity so it will also be useful for future use. Twitter bootstrap also built in compatibilities for all the major browsers as well as being able to redraw the contents for smaller smart phone screens.</text:span></text:p>
      <text:p text:style-name="P1"><text:tab/><text:span text:style-name="T3">Lastly, we will be sending all the information to the client by an https connection to ensure security and prevent unwanted eavesdropping. We will be using a self signed certificate for the process which is fine for our small project since we all trust each other. </text:span></text:p>
      <text:p text:style-name="P1"/>
      <table:table table:name="Table1" table:style-name="Table1">
        <table:table-column table:style-name="Table1.A"/>
        <text:soft-page-break/>
        <table:table-row table:style-name="Table1.1">
          <table:table-cell table:style-name="Table1.A1" office:value-type="string">
            <text:p text:style-name="P7">Front end</text:p>
            <table:table table:name="Table2" table:style-name="Table2">
              <table:table-column table:style-name="Table2.A"/>
              <table:table-column table:style-name="Table2.B"/>
              <table:table-row>
                <table:table-cell table:style-name="Table2.A1" office:value-type="string">
                  <text:p text:style-name="P5">Twitter bootstrap</text:p>
                </table:table-cell>
                <table:table-cell table:style-name="Table2.B1" office:value-type="string">
                  <text:p text:style-name="P5">Javascript</text:p>
                </table:table-cell>
              </table:table-row>
              <table:table-row>
                <table:table-cell table:style-name="Table2.A2" office:value-type="string">
                  <text:p text:style-name="P5">Https secure connection</text:p>
                </table:table-cell>
                <table:table-cell table:style-name="Table2.B2" office:value-type="string">
                  <text:p text:style-name="P4"/>
                </table:table-cell>
              </table:table-row>
            </table:table>
            <text:p text:style-name="P5"/>
          </table:table-cell>
        </table:table-row>
        <table:table-row>
          <table:table-cell table:style-name="Table1.A2" office:value-type="string">
            <text:p text:style-name="P7">Backend</text:p>
            <table:table table:name="Table3" table:style-name="Table3">
              <table:table-column table:style-name="Table3.A"/>
              <table:table-column table:style-name="Table3.B"/>
              <table:table-row>
                <table:table-cell table:style-name="Table3.A1" office:value-type="string">
                  <text:p text:style-name="P5">Postgres SQL s<text:span text:style-name="T4">erver</text:span></text:p>
                </table:table-cell>
                <table:table-cell table:style-name="Table3.B1" office:value-type="string">
                  <text:p text:style-name="P6">Php server side rendering</text:p>
                </table:table-cell>
              </table:table-row>
              <table:table-row>
                <table:table-cell table:style-name="Table3.A2" office:value-type="string">
                  <text:p text:style-name="P6">Apache http server</text:p>
                </table:table-cell>
                <table:table-cell table:style-name="Table3.B2" office:value-type="string">
                  <text:p text:style-name="P6">Self signed cert<text:span text:style-name="T5">if</text:span>icate</text:p>
                </table:table-cell>
              </table:table-row>
            </table:table>
            <text:p text:style-name="P5"/>
          </table:table-cell>
        </table:table-row>
      </table:table>
      <text:p text:style-name="P2"/>
      <text:p text:style-name="P3"><text:tab/>We have no middle end currently planned because <text:span text:style-name="T6">the business logic is fairly simple. It only consists of summing donations to their respective projects and updating the project statistics as needed. This can be done by php upon receiving a donation. Also, information coming from the database does not need much processing to be displayed on the website. Therefore, php can also do these simple calculations and then send it to the 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0:29:05.079764069</meta:creation-date>
    <dc:title>Pretty Print Template</dc:title>
    <meta:editing-duration>PT1H11M30S</meta:editing-duration>
    <meta:editing-cycles>16</meta:editing-cycles>
    <meta:generator>LibreOffice/4.4.0.3$Linux_X86_64 LibreOffice_project/de093506bcdc5fafd9023ee680b8c60e3e0645d7</meta:generator>
    <meta:initial-creator>Daniel Tjandra</meta:initial-creator>
    <dc:date>2015-02-05T22:34:07.577013848</dc:date>
    <dc:creator>Daniel Tjandra</dc:creator>
    <meta:document-statistic meta:table-count="3" meta:image-count="0" meta:object-count="0" meta:page-count="2" meta:paragraph-count="17" meta:word-count="355" meta:character-count="2095" meta:non-whitespace-character-count="1750"/>
    <meta:template xlink:type="simple" xlink:actuate="onRequest" xlink:title="Pretty Print Template" xlink:href="../../.config/libreoffice/4/user/template/Pretty%20Print%20Template.ott" meta:date="2015-02-02T20:29:04.816650792"/>
  </office:meta>
</office:document-meta>
</file>